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289e" officeooo:paragraph-rsid="0015289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6908d" officeooo:paragraph-rsid="0016908d" style:font-weight-asian="bold" style:font-weight-complex="bold"/>
    </style:style>
    <style:style style:name="P3" style:family="paragraph" style:parent-style-name="Standard">
      <style:text-properties fo:font-weight="bold" officeooo:rsid="0016908d" officeooo:paragraph-rsid="0016908d" style:font-weight-asian="bold" style:font-weight-complex="bold"/>
    </style:style>
    <style:style style:name="P4" style:family="paragraph" style:parent-style-name="Standard">
      <style:text-properties fo:font-weight="bold" officeooo:rsid="0016c6b5" officeooo:paragraph-rsid="0016c6b5" style:font-weight-asian="bold" style:font-weight-complex="bold"/>
    </style:style>
    <style:style style:name="P5" style:family="paragraph" style:parent-style-name="Standard">
      <style:text-properties fo:font-weight="bold" officeooo:rsid="0015289e" officeooo:paragraph-rsid="0015289e" style:font-weight-asian="bold" style:font-weight-complex="bold"/>
    </style:style>
    <style:style style:name="P6" style:family="paragraph" style:parent-style-name="Standard">
      <style:text-properties fo:font-weight="bold" officeooo:rsid="0019f67b" officeooo:paragraph-rsid="0019f67b" style:font-weight-asian="bold" style:font-weight-complex="bold"/>
    </style:style>
    <style:style style:name="P7" style:family="paragraph" style:parent-style-name="Standard">
      <style:text-properties officeooo:rsid="0016908d" officeooo:paragraph-rsid="0016908d"/>
    </style:style>
    <style:style style:name="P8" style:family="paragraph" style:parent-style-name="Standard">
      <style:text-properties officeooo:rsid="0017ef86" officeooo:paragraph-rsid="0017ef86"/>
    </style:style>
    <style:style style:name="P9" style:family="paragraph" style:parent-style-name="Standard">
      <style:text-properties officeooo:rsid="0017f154" officeooo:paragraph-rsid="0017f154"/>
    </style:style>
    <style:style style:name="P10" style:family="paragraph" style:parent-style-name="Standard">
      <style:text-properties officeooo:rsid="0019f67b" officeooo:paragraph-rsid="0019f67b"/>
    </style:style>
    <style:style style:name="P11" style:family="paragraph" style:parent-style-name="Standard">
      <style:text-properties officeooo:rsid="0015289e" officeooo:paragraph-rsid="0015289e"/>
    </style:style>
    <style:style style:name="T1" style:family="text">
      <style:text-properties officeooo:rsid="0016c6b5"/>
    </style:style>
    <style:style style:name="T2" style:family="text">
      <style:text-properties officeooo:rsid="0017ef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AME CLIENT JEUX VIDEO </text:p>
      <text:p text:style-name="Standard"/>
      <text:p text:style-name="P1">Votre société ?</text:p>
      <text:p text:style-name="P7">Jeux video indé</text:p>
      <text:p text:style-name="P7"/>
      <text:p text:style-name="P7">FONCTIONNALITES </text:p>
      <text:p text:style-name="P3">- mise en avant du jeu du moment </text:p>
      <text:p text:style-name="P3">- visualiser actus générales du studio mais aussi par jeu (parties succintes)</text:p>
      <text:p text:style-name="P3">- presentation des jeux sur une autre page</text:p>
      <text:p text:style-name="P3">- gérer des ev<text:span text:style-name="T1">é</text:span>nements (beta test, salon, rencontre de fans, visite studio, etc.) → calendrier </text:p>
      <text:p text:style-name="P3">- possibilité achat des jeux (simulation partie paiement) (page panier sous forme de clé steam et envoi par email à l’acheteur)</text:p>
      <text:p text:style-name="P3">- utilisateur qui peut créer un compte et visualiser l’ensemble de ses jeux (OPTIONNEL)</text:p>
      <text:p text:style-name="P4">(si on veut…. vrai paiement via STRIPE ou paypal)</text:p>
      <text:p text:style-name="P3">- <text:span text:style-name="T1">partie admin (rajouter des jeux, supprimer des jeux, dashboard ventes avec visu mois par mois etc. gestion actus gestion des admins) </text:span></text:p>
      <text:p text:style-name="P3">- <text:span text:style-name="T1">affichage du CA sur année en cours OBLIGATOIRE </text:span></text:p>
      <text:p text:style-name="P1">- <text:span text:style-name="T2">SERVICE EXTERNE de newsletter (que les utilisateurs puissent s’inscrire dessus)</text:span></text:p>
      <text:p text:style-name="P1"/>
      <text:p text:style-name="P1"/>
      <text:p text:style-name="P1">Quels sont vos objectifs ?</text:p>
      <text:p text:style-name="P7">Mettre en avant toutes les réalisations.</text:p>
      <text:p text:style-name="P1"/>
      <text:p text:style-name="P1"/>
      <text:p text:style-name="P1"/>
      <text:p text:style-name="P1">Avez vous déjà un site actuellement ?</text:p>
      <text:p text:style-name="P7">NON</text:p>
      <text:p text:style-name="P1"/>
      <text:p text:style-name="P1"/>
      <text:p text:style-name="P1">Qu’attendez vous de ce projet ?</text:p>
      <text:p text:style-name="P1"/>
      <text:p text:style-name="P1"/>
      <text:p text:style-name="P1"><text:tab/><text:tab/>Ordre de priorité ?</text:p>
      <text:p text:style-name="P1"/>
      <text:p text:style-name="P1"/>
      <text:p text:style-name="P1"/>
      <text:p text:style-name="P1">Avez vous songé à une charte graphique ?</text:p>
      <text:p text:style-name="P7">NON </text:p>
      <text:p text:style-name="P7">inspirations <text:span text:style-name="T1">(ubisoft)</text:span></text:p>
      <text:p text:style-name="P1"/>
      <text:p text:style-name="P1">Quelle est votre stratégie de dév ?</text:p>
      <text:p text:style-name="P1"/>
      <text:p text:style-name="P1"/>
      <text:p text:style-name="P1">Quelle est la deadline ? </text:p>
      <text:p text:style-name="P8">5 semaines</text:p>
      <text:p text:style-name="P1"/>
      <text:p text:style-name="P8">prochain RDV </text:p>
      <text:p text:style-name="P8"><text:tab/>Vendredi avant kahoot</text:p>
      <text:p text:style-name="P9">BACKLOG PRODUIT au top !!!!</text:p>
      <text:p text:style-name="P9">FIGMA pour le wireframe</text:p>
      <text:p text:style-name="P1"/>
      <text:p text:style-name="P1"/>
      <text:p text:style-name="P1"><text:soft-page-break/></text:p>
      <text:p text:style-name="P5"/>
      <text:p text:style-name="P6">PARTIE TOP <text:s/>JEU </text:p>
      <text:p text:style-name="P10">caroussel avec trois images du TOP JEU </text:p>
      <text:p text:style-name="P10">possibilité de modifier top jeu dans le caroussel avec un simple clic dans la page admin !</text:p>
      <text:p text:style-name="P10">Bouton « plus d’infos »</text:p>
      <text:p text:style-name="P10"/>
      <text:p text:style-name="P10"/>
      <text:p text:style-name="P10">CONTAINER JEUX </text:p>
      <text:p text:style-name="P10">CARDS</text:p>
      <text:p text:style-name="P10">système HOVER</text:p>
      <text:p text:style-name="P10">redirection vers page du jeu</text:p>
      <text:p text:style-name="P1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13:50:29.418077046</meta:creation-date>
    <dc:date>2019-04-03T18:54:04.466958228</dc:date>
    <meta:editing-duration>PT2H13M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39" meta:word-count="250" meta:character-count="1454" meta:non-whitespace-character-count="1225"/>
  </office:meta>
</office:document-meta>
</file>